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font-size-asian="32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size-asian="32pt"/>
    </style:style>
    <style:style style:name="T3" style:family="text">
      <style:text-properties fo:color="#ff000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ff00"/>
    </style:style>
    <style:style style:name="T6" style:family="text">
      <style:text-properties fo:color="#0000ff"/>
    </style:style>
    <style:style style:name="T7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646cm" svg:x="1.4cm" svg:y="8.267cm" presentation:class="title" presentation:user-transformed="true">
          <draw:text-box>
            <text:p><text:span text:style-name="T1">pi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テーマ　：　pipe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><text:span text:style-name="T2">大事（そう）なところだけ抜粋します</text:span></text:p>
            <text:p><text:span text:style-name="T2"/></text:p>
            <text:p><text:span text:style-name="T2"/></text:p>
            <text:p><text:span text:style-name="T2">※</text:span><text:span text:style-name="T2">　意見には個人差があります</text:span></text:p>
            <text:p><text:span text:style-name="T2"/></text:p>
            <text:p><text:span text:style-name="T2">※</text:span><text:span text:style-name="T2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要点的な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事なこと</text:p>
          </draw:text-box>
        </draw:frame>
        <draw:frame presentation:style-name="pr5" draw:layer="layout" svg:width="24.639cm" svg:height="12.886cm" svg:x="1.4cm" svg:y="4.914cm" presentation:class="outline" presentation:user-transformed="true">
          <draw:text-box>
            <text:list text:style-name="L2">
              <text:list-item>
                <text:p>各プロセスは異なるメモリ空間で動作しているので<text:line-break/>メモリの共有ができない</text:p>
                <text:list>
                  <text:list-item>
                    <text:p>今は mmap() でできるけど当時は本当にできなかった？<text:line-break/></text:p>
                  </text:list-item>
                </text:list>
              </text:list-item>
              <text:list-item>
                <text:p>プロセス間のデータの受け渡しのために<text:line-break/>pipe を使う<text:line-break/></text:p>
              </text:list-item>
              <text:list-item>
                <text:p>pipe はファイルシステム（ブロックデバイス）経由で<text:line-break/>データをやり取り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似た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<text:tab/><text:tab/><text:tab/><text:tab/><text:tab/><text:tab/>for file<text:tab/><text:tab/><text:tab/><text:tab/>for pipe</text:p>
              </text:list-item>
              <text:list-item>
                <text:p><text:s/></text:p>
              </text:list-item>
              <text:list-item>
                <text:p>書き込み<text:tab/><text:tab/><text:tab/>writei()<text:tab/><text:tab/><text:tab/><text:tab/>writep()</text:p>
              </text:list-item>
              <text:list-item>
                <text:p>読み込み<text:tab/><text:tab/><text:tab/>readi()<text:tab/><text:tab/><text:tab/><text:tab/>readp(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似た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lose()<text:tab/><text:tab/>:<text:tab/>close() システムコール</text:p>
              </text:list-item>
              <text:list-item>
                <text:p>closef()<text:tab/>:<text:tab/>file[] エントリの参照 cnt を -1</text:p>
              </text:list-item>
              <text:list-item>
                <text:p>closei()<text:tab/>:<text:tab/>inode[] エントリの参照 cnt を -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似た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alloc()<text:tab/><text:tab/><text:tab/>:<text:tab/>inode を割当て</text:p>
              </text:list-item>
              <text:list-item>
                <text:p>falloc()<text:tab/><text:tab/><text:tab/>:<text:tab/>file[] エントリを割当て</text:p>
              </text:list-item>
              <text:list-item>
                <text:p>ufalloc()<text:tab/><text:tab/>:<text:tab/>u.u_ofile[] エントリを割当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対の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リリース</text:p>
                <text:list>
                  <text:list-item>
                    <text:p>plock()<text:tab/>: inode[] の ILOCK をクリア</text:p>
                  </text:list-item>
                  <text:list-item>
                    <text:p>prele()<text:tab/>: inode[] の ILOCK をクリア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11.2.<text:tab/>pipe(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user<text:tab/><text:tab/>:<text:tab/>P.46</text:p>
              </text:list-item>
              <text:list-item>
                <text:p>inode<text:tab/>:<text:tab/>P.274</text:p>
              </text:list-item>
              <text:list-item>
                <text:p>file<text:tab/><text:tab/>:<text:tab/>P.31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.u_ofile[]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そのプロセスがオープンしているファイル<text:line-break/> → file[] の当該エントリへのポインタ（P.315）</text:p>
              </text:list-item>
              <text:list-item>
                <text:p>int 型</text:p>
              </text:list-item>
              <text:list-item>
                <text:p>要素数は NOFILE : 1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[]</text:p>
          </draw:text-box>
        </draw:frame>
        <draw:frame presentation:style-name="pr5" draw:layer="layout" svg:width="25.555cm" svg:height="14.886cm" svg:x="1.4cm" svg:y="4.914cm" presentation:class="outline" presentation:user-transformed="true">
          <draw:text-box>
            <text:list text:style-name="L2">
              <text:list-item>
                <text:p>オープンしているファイルの操作情報の構造体配列</text:p>
              </text:list-item>
              <text:list-item>
                <text:p>要素数は NFILE : 1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[]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メモリ上で管理している方の inode 構造体配列</text:p>
              </text:list-item>
              <text:list-item>
                <text:p>要素数は NINODE : 1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ge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を取得する</text:p>
                <text:list>
                  <text:list-item>
                    <text:p>引数 1 : デバイス番号</text:p>
                  </text:list-item>
                  <text:list-item>
                    <text:p>引数 2 : inode 番号</text:p>
                  </text:list-item>
                </text:list>
              </text:list-item>
              <text:list-item>
                <text:p>ロックされてたらスリープして待つ</text:p>
              </text:list-item>
              <text:list-item>
                <text:p>IMOUNT なら mount[] を取得して<text:line-break/>対応デバイスルートの inode[] エントリを返す</text:p>
              </text:list-item>
              <text:list-item>
                <text:p>子関数</text:p>
                <text:list>
                  <text:list-item>
                    <text:p>bread()</text:p>
                  </text:list-item>
                  <text:list-item>
                    <text:p>brelse()</text:p>
                  </text:list-item>
                  <text:list-item>
                    <text:p>ipu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ut(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inode[] </text:span><text:span text:style-name="T3">エントリの</text:span>カウンタをデクリメントする</text:p>
              </text:list-item>
              <text:list-item>
                <text:p>子関数</text:p>
                <text:list>
                  <text:list-item>
                    <text:p>itrunc()</text:p>
                  </text:list-item>
                  <text:list-item>
                    <text:p>iupdat()</text:p>
                  </text:list-item>
                  <text:list-item>
                    <text:p>prele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 領域の取得／解放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alloc()</text:p>
                <text:list>
                  <text:list-item>
                    <text:p>getfs()</text:p>
                  </text:list-item>
                  <text:list-item>
                    <text:p>iget(), iput()</text:p>
                  </text:list-item>
                  <text:list-item>
                    <text:p>bread()<text:line-break/></text:p>
                  </text:list-item>
                </text:list>
              </text:list-item>
              <text:list-item>
                <text:p>ifree()</text:p>
                <text:list>
                  <text:list-item>
                    <text:p>getfs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ブロックデバイス中の</text:span>未使用 inode を割り当てる<text:line-break/></text:p>
              </text:list-item>
              <text:list-item>
                <text:p>呼び出す人たち</text:p>
                <text:list>
                  <text:list-item>
                    <text:p>maknode()</text:p>
                  </text:list-item>
                  <text:list-item>
                    <text:p>pipe()<text:line-break/></text:p>
                  </text:list-item>
                </text:list>
              </text:list-item>
              <text:list-item>
                <text:p>maknode() を呼び出す人たち</text:p>
                <text:list>
                  <text:list-item>
                    <text:p>mknod()</text:p>
                  </text:list-item>
                  <text:list-item>
                    <text:p>crea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ialloc()<text:tab/><text:tab/><text:tab/>:<text:tab/>inode[] エントリを獲得</text:p>
              </text:list-item>
              <text:list-item>
                <text:p>falloc() x2<text:tab/>:<text:tab/>file[] エントリ read 用 ／ write 用</text:p>
              </text:list-item>
              <text:list-item>
                <text:p>iput()<text:tab/><text:tab/><text:tab/>:<text:tab/>file[] エントリ取れなかったら<text:line-break/></text:p>
              </text:list-item>
              <text:list-item>
                <text:p>ip<text:tab/><text:tab/>:<text:tab/>rw 共用の inode 構造体ポインタ</text:p>
              </text:list-item>
              <text:list-item>
                <text:p>rf<text:tab/><text:tab/>:<text:tab/>read 用の file 構造体ポインタ</text:p>
              </text:list-item>
              <text:list-item>
                <text:p>wf<text:tab/><text:tab/>:<text:tab/>write 用の file 構造体ポインタ</text:p>
              </text:list-item>
              <text:list-item>
                <text:p>r<text:tab/><text:tab/>:<text:tab/>u.u_ofile[] エントリの fd を退避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ep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plock() / prele()<text:tab/>: inode[] エントリのロック＆解除</text:p>
              </text:list-item>
              <text:list-item>
                <text:p>writei()<text:tab/><text:tab/>:<text:tab/>ファイル書き込み</text:p>
              </text:list-item>
              <text:list-item>
                <text:p>wakeup()<text:tab/>:<text:tab/>受信側プロセスを起床<text:line-break/></text:p>
              </text:list-item>
              <text:list-item>
                <text:p>rp<text:tab/><text:tab/>:<text:tab/>file[] の当該エントリ（ip 代入時のみ使用）</text:p>
              </text:list-item>
              <text:list-item>
                <text:p>ip<text:tab/><text:tab/>:<text:tab/>対応する inode[] エント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p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plock() / prele()<text:tab/>: inode[] エントリのロック＆解除</text:p>
              </text:list-item>
              <text:list-item>
                <text:p>readi()<text:tab/><text:tab/>:<text:tab/>ファイル読み込み</text:p>
              </text:list-item>
              <text:list-item>
                <text:p>wakeup()<text:tab/>:<text:tab/>送信側プロセスを起床<text:line-break/></text:p>
              </text:list-item>
              <text:list-item>
                <text:p>rp<text:tab/><text:tab/>:<text:tab/>file[] の当該エントリ（最後にも使用）</text:p>
              </text:list-item>
              <text:list-item>
                <text:p>ip<text:tab/><text:tab/>:<text:tab/>対応する inode[] エント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ock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i_flag に ILOCK をセットする<text:line-break/></text:p>
              </text:list-item>
              <text:list-item>
                <text:p>sleep()<text:tab/><text:tab/>:<text:tab/>空いてなかったら<text:line-break/></text:p>
              </text:list-item>
              <text:list-item>
                <text:p>rp<text:tab/><text:tab/>:<text:tab/>inode[] エント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le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i_flag の ILOCK をクリアする<text:line-break/></text:p>
              </text:list-item>
              <text:list-item>
                <text:p>wakeup()<text:tab/><text:tab/>:<text:tab/>待ってる人がいたら<text:line-break/></text:p>
              </text:list-item>
              <text:list-item>
                <text:p>rp<text:tab/><text:tab/>:<text:tab/>inode[] エント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ef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ファイルをクローズする<text:line-break/></text:p>
              </text:list-item>
              <text:list-item>
                <text:p>今日事前に勉強する予定なので<text:line-break/>もう知ってるよね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 の使い方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1.<text:tab/><text:tab/>pipe()</text:p>
              </text:list-item>
              <text:list-item>
                <text:p>2.<text:tab/><text:tab/>fork()</text:p>
              </text:list-item>
              <text:list-item>
                <text:p>3.<text:tab/><text:tab/>親<text:tab/>:<text:tab/>片方を close()<text:line-break/><text:tab/><text:tab/>子<text:tab/>:<text:tab/>片方を close()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up()</text:p>
          </draw:text-box>
        </draw:frame>
        <draw:frame presentation:style-name="pr5" draw:layer="layout" svg:width="25.431cm" svg:height="14.886cm" svg:x="1.4cm" svg:y="4.914cm" presentation:class="outline" presentation:user-transformed="true">
          <draw:text-box>
            <text:list text:style-name="L2">
              <text:list-item>
                <text:p>getf()<text:tab/><text:tab/>:<text:tab/>file[] エントリを取得</text:p>
              </text:list-item>
              <text:list-item>
                <text:p>ufalloc()<text:tab/>:<text:tab/>u.u_ofile[] の最初の空きエントリ<text:line-break/><text:tab/><text:tab/><text:tab/><text:tab/><text:tab/>を獲得<text:line-break/></text:p>
              </text:list-item>
              <text:list-item>
                <text:p>fp<text:tab/><text:tab/>:<text:tab/>ユーザープログラムから来た file[] エント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第 11 章　完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EO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6" draw:layer="layout" svg:width="6cm" svg:height="4.6cm" svg:x="21cm" svg:y="9.4cm">
          <text:p text:style-name="P5"><text:span text:style-name="T4">1 </text:span><text:span text:style-name="T4">プロセスにつき</text:span><text:span text:style-name="T4"><text:line-break/></text:span><text:span text:style-name="T4">それぞれ </text:span><text:span text:style-name="T4">1 </text:span><text:span text:style-name="T4">つずつ</text:span></text:p>
          <text:p text:style-name="P5"><text:span text:style-name="T4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5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8cm" svg:height="1.8cm" svg:x="3cm" svg:y="7.5cm">
          <text:p text:style-name="P5">U<text:span text:style-name="T3">I</text:span>S<text:span text:style-name="T5">D</text:span> (0177600) : P<text:span text:style-name="T5">D</text:span>R[0] – [7] <text:span text:style-name="T3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8cm" svg:height="1.8cm" svg:x="3cm" svg:y="10.9cm">
          <text:p text:style-name="P5">(U<text:span text:style-name="T6">D</text:span>S<text:span text:style-name="T5">D</text:span>) (0177620) : P<text:span text:style-name="T5">D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8cm" svg:height="1.8cm" svg:x="3cm" svg:y="14.3cm">
          <text:p text:style-name="P5">U<text:span text:style-name="T3">I</text:span>S<text:span text:style-name="T7">A</text:span> (0177640) : P<text:span text:style-name="T7">A</text:span>R[0] – [7] <text:span text:style-name="T3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8cm" svg:height="1.8cm" svg:x="3cm" svg:y="17.7cm">
          <text:p text:style-name="P5">U<text:span text:style-name="T6">D</text:span>S<text:span text:style-name="T7">A</text:span> (0177660) : P<text:span text:style-name="T7">A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934cm" svg:x="2.6cm" svg:y="6.066cm">
          <draw:text-box>
            <text:p text:style-name="P5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11-09T10:59:20</dc:date>
    <dc:creator>kei </dc:creator>
    <meta:editing-duration>PT21H40M58S</meta:editing-duration>
    <meta:editing-cycles>338</meta:editing-cycles>
    <meta:document-statistic meta:object-count="140"/>
  </office:meta>
</office:document-meta>
</file>